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1f5f9" officeooo:paragraph-rsid="0001f5f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programme se compile sans problème, malheureusement il ne fonctionne pas correctement.</text:p>
      <text:p text:style-name="P1"/>
      <text:p text:style-name="P1">En effet, après avoir entré les coordonnées de la première attaque, le jeu lance un exit code ce qui me fait supposer que le souci se trouve dans la partie test du programme. Je n'avais plus de temps pour corriger cette erreur c'est pourquoi je vous envoie le programme tel quel. </text:p>
      <text:p text:style-name="P1"/>
      <text:p text:style-name="P1">C'est également pour cette raison qu'une partie de l'algorithme est manquante (algo du programme principal) et que je n'ai pas mis de jeu d'essai. De plus, quelques différences entre l'algorithme et le programme sont à prévoir car je n'ai pas eu le temps de bien relire l'algorithme après avoir fait le program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M43S</meta:editing-duration>
    <meta:editing-cycles>3</meta:editing-cycles>
    <meta:generator>LibreOffice/5.1.6.2$Windows_x86 LibreOffice_project/07ac168c60a517dba0f0d7bc7540f5afa45f0909</meta:generator>
    <dc:date>2017-02-05T18:39:21.106000000</dc:date>
    <meta:document-statistic meta:table-count="0" meta:image-count="0" meta:object-count="0" meta:page-count="1" meta:paragraph-count="3" meta:word-count="115" meta:character-count="682" meta:non-whitespace-character-count="569"/>
    <meta:user-defined meta:name="Info 1"/>
    <meta:user-defined meta:name="Info 2"/>
    <meta:user-defined meta:name="Info 3"/>
    <meta:user-defined meta:name="Info 4"/>
  </office:meta>
</office:document-meta>
</file>